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Monospace" svg:font-family="Monospace"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2" style:family="table">
      <style:table-properties style:width="6.9299in" fo:margin-left="0in" table:align="left"/>
    </style:style>
    <style:style style:name="Table2.A" style:family="table-column">
      <style:table-column-properties style:column-width="0.3069in"/>
    </style:style>
    <style:style style:name="Table2.B" style:family="table-column">
      <style:table-column-properties style:column-width="0.5264in"/>
    </style:style>
    <style:style style:name="Table2.C" style:family="table-column">
      <style:table-column-properties style:column-width="0.5375in"/>
    </style:style>
    <style:style style:name="Table2.E" style:family="table-column">
      <style:table-column-properties style:column-width="0.5257in"/>
    </style:style>
    <style:style style:name="Table2.F" style:family="table-column">
      <style:table-column-properties style:column-width="0.516in"/>
    </style:style>
    <style:style style:name="Table2.G" style:family="table-column">
      <style:table-column-properties style:column-width="0.4931in"/>
    </style:style>
    <style:style style:name="Table2.H" style:family="table-column">
      <style:table-column-properties style:column-width="0.525in"/>
    </style:style>
    <style:style style:name="Table2.I" style:family="table-column">
      <style:table-column-properties style:column-width="0.4944in"/>
    </style:style>
    <style:style style:name="Table2.K" style:family="table-column">
      <style:table-column-properties style:column-width="0.4951in"/>
    </style:style>
    <style:style style:name="Table2.N" style:family="table-column">
      <style:table-column-properties style:column-width="0.5in"/>
    </style:style>
    <style:style style:name="Table2.A1" style:family="table-cell">
      <style:table-cell-properties fo:padding="0.0382in" fo:border-left="0.05pt solid #000000" fo:border-right="none" fo:border-top="0.05pt solid #000000" fo:border-bottom="0.05pt solid #000000"/>
    </style:style>
    <style:style style:name="Table2.N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N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officeooo:paragraph-rsid="001bfa84"/>
    </style:style>
    <style:style style:name="P2" style:family="paragraph" style:parent-style-name="Text_20_body">
      <style:text-properties style:font-name="Liberation Serif" fo:font-size="10pt" style:font-size-asian="10pt" style:font-size-complex="10pt"/>
    </style:style>
    <style:style style:name="P3" style:family="paragraph" style:parent-style-name="Standard">
      <style:paragraph-properties fo:text-align="center" style:justify-single-word="false"/>
      <style:text-properties officeooo:rsid="001bfa84" officeooo:paragraph-rsid="001bfa84"/>
    </style:style>
    <style:style style:name="P4" style:family="paragraph" style:parent-style-name="Standard">
      <style:paragraph-properties fo:text-align="start" style:justify-single-word="false"/>
      <style:text-properties officeooo:rsid="001bfa84" officeooo:paragraph-rsid="001bfa84"/>
    </style:style>
    <style:style style:name="P5" style:family="paragraph" style:parent-style-name="Standard">
      <style:paragraph-properties fo:text-align="start" style:justify-single-word="false"/>
      <style:text-properties officeooo:rsid="001bfa84" officeooo:paragraph-rsid="00255b15"/>
    </style:style>
    <style:style style:name="P6" style:family="paragraph" style:parent-style-name="Standard" style:list-style-name="L1">
      <style:paragraph-properties fo:text-align="start" style:justify-single-word="false"/>
      <style:text-properties officeooo:rsid="001bfa84" officeooo:paragraph-rsid="0027fa8e"/>
    </style:style>
    <style:style style:name="P7" style:family="paragraph" style:parent-style-name="Text_20_body">
      <style:text-properties officeooo:rsid="001bfa84" officeooo:paragraph-rsid="001bfa84"/>
    </style:style>
    <style:style style:name="P8" style:family="paragraph" style:parent-style-name="Text_20_body">
      <style:text-properties officeooo:rsid="001c121a" officeooo:paragraph-rsid="001bfa84"/>
    </style:style>
    <style:style style:name="P9" style:family="paragraph" style:parent-style-name="Text_20_body">
      <style:text-properties officeooo:rsid="001e029a" officeooo:paragraph-rsid="001e029a"/>
    </style:style>
    <style:style style:name="P10" style:family="paragraph" style:parent-style-name="Text_20_body">
      <style:text-properties style:font-name="Liberation Serif" fo:font-size="10pt" officeooo:rsid="00210469" style:font-size-asian="10pt" style:font-size-complex="10pt"/>
    </style:style>
    <style:style style:name="P11" style:family="paragraph" style:parent-style-name="Text_20_body">
      <style:text-properties style:font-name="Liberation Serif" fo:font-size="10pt" officeooo:rsid="0021669c" style:font-size-asian="10pt" style:font-size-complex="10pt"/>
    </style:style>
    <style:style style:name="P12" style:family="paragraph" style:parent-style-name="Text_20_body">
      <style:text-properties style:font-name="Liberation Serif" fo:font-size="10pt" officeooo:rsid="001e029a" style:font-size-asian="10pt" style:font-size-complex="10pt"/>
    </style:style>
    <style:style style:name="P13" style:family="paragraph" style:parent-style-name="Text_20_body">
      <style:text-properties fo:color="#000000" style:font-name="Liberation Serif" fo:font-size="10pt" style:font-name-asian="Monospace" style:font-size-asian="10pt" style:font-name-complex="Monospace" style:font-size-complex="10pt"/>
    </style:style>
    <style:style style:name="P14" style:family="paragraph" style:parent-style-name="Text_20_body">
      <style:text-properties officeooo:rsid="001fa02e"/>
    </style:style>
    <style:style style:name="P15" style:family="paragraph" style:parent-style-name="Text_20_body">
      <style:text-properties officeooo:rsid="00210469" officeooo:paragraph-rsid="00210469"/>
    </style:style>
    <style:style style:name="P16" style:family="paragraph" style:parent-style-name="Text_20_body">
      <style:text-properties officeooo:rsid="0024085c" officeooo:paragraph-rsid="0024085c"/>
    </style:style>
    <style:style style:name="P17" style:family="paragraph" style:parent-style-name="Heading_20_1">
      <style:text-properties officeooo:rsid="001bfa84" officeooo:paragraph-rsid="001bfa84"/>
    </style:style>
    <style:style style:name="P18" style:family="paragraph" style:parent-style-name="Heading_20_1">
      <style:text-properties officeooo:rsid="001e029a" officeooo:paragraph-rsid="001e029a"/>
    </style:style>
    <style:style style:name="P19" style:family="paragraph" style:parent-style-name="Heading_20_1">
      <style:text-properties officeooo:rsid="0024085c" officeooo:paragraph-rsid="0024085c"/>
    </style:style>
    <style:style style:name="T1" style:family="text">
      <style:text-properties officeooo:rsid="001bfa84"/>
    </style:style>
    <style:style style:name="T2" style:family="text">
      <style:text-properties officeooo:rsid="001c121a"/>
    </style:style>
    <style:style style:name="T3" style:family="text">
      <style:text-properties officeooo:rsid="001e029a"/>
    </style:style>
    <style:style style:name="T4" style:family="text">
      <style:text-properties officeooo:rsid="001eb56b"/>
    </style:style>
    <style:style style:name="T5" style:family="text">
      <style:text-properties officeooo:rsid="001fa02e"/>
    </style:style>
    <style:style style:name="T6" style:family="text">
      <style:text-properties officeooo:rsid="0021669c"/>
    </style:style>
    <style:style style:name="T7" style:family="text">
      <style:text-properties style:font-name="Liberation Serif" officeooo:rsid="001fa02e"/>
    </style:style>
    <style:style style:name="T8" style:family="text">
      <style:text-properties style:font-name="Liberation Serif" officeooo:rsid="0021669c"/>
    </style:style>
    <style:style style:name="T9" style:family="text">
      <style:text-properties style:font-name="Liberation Serif" officeooo:rsid="00255b15"/>
    </style:style>
    <style:style style:name="T10" style:family="text">
      <style:text-properties officeooo:rsid="002286f1"/>
    </style:style>
    <style:style style:name="T11" style:family="text">
      <style:text-properties officeooo:rsid="0024085c"/>
    </style:style>
    <style:style style:name="T12" style:family="text">
      <style:text-properties officeooo:rsid="00255b15"/>
    </style:style>
    <style:style style:name="T13" style:family="text">
      <style:text-properties officeooo:rsid="00268349"/>
    </style:style>
    <style:style style:name="T14" style:family="text">
      <style:text-properties officeooo:rsid="0027fa8e"/>
    </style:style>
    <style:style style:name="T15" style:family="text">
      <style:text-properties officeooo:rsid="002970a3"/>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INF431 - Projet d'informatique</text:p>
      <text:p text:style-name="P3"/>
      <text:p text:style-name="P3">Sujet n°9 proposé par Bruno SALVY :</text:p>
      <text:p text:style-name="P3">ÉCHANTILLONNAGE DE GRANDES DONNÉES ET APPLICATIONS : </text:p>
      <text:p text:style-name="P3">SHAKESPEARE, LE WEB ET LES RÉSEAUX</text:p>
      <text:p text:style-name="P3"/>
      <text:p text:style-name="P3">mai 2013</text:p>
      <text:p text:style-name="P3"/>
      <text:p text:style-name="P3">Michel BLANCARD</text:p>
      <text:p text:style-name="P3">Chantal DING</text:p>
      <text:p text:style-name="P4"/>
      <text:p text:style-name="P4"/>
      <text:p text:style-name="P5"><text:tab/>Le sujet propose d'implémenter une petite bibliothèque d'analyse de grands flux de données, en faisant particulièrement attention à la complexité des algorithmes compte tenu du volume supposement grand des données traitées et avec toujours la contrainte de n'effectuer qu'une seule passe. Ce document résume la démarche que nous avons suivie pour répondre aux attentes du sujet.</text:p>
      <text:p text:style-name="P5"><text:tab/>Nous avons choisi le langage de programmation Java.</text:p>
      <text:p text:style-name="P5"><text:tab/><text:span text:style-name="T14">Nous avons utilisé trois sources de données à des fins de tests :</text:span></text:p>
      <text:list xml:id="list1035106957" text:style-name="L1">
        <text:list-item>
          <text:p text:style-name="P6"><text:span text:style-name="T14">Les oeuvres complètes de Shakespeare, comme suggéré dans le sujet.</text:span></text:p>
        </text:list-item>
        <text:list-item>
          <text:p text:style-name="P6"><text:span text:style-name="T14">Les oeuvres complètes de Molière, pour disposer de textes écrits dans </text:span><text:span text:style-name="T15">différentes</text:span><text:span text:style-name="T14"> langue</text:span><text:span text:style-name="T15">s</text:span><text:span text:style-name="T14">.</text:span></text:p>
        </text:list-item>
        <text:list-item>
          <text:p text:style-name="P6"><text:span text:style-name="T14">Les “pages of reverse engineering” de Fravia, auteur prolifique et plus p</text:span><text:span text:style-name="T15">ro</text:span><text:span text:style-name="T14">che de notre époque, pour étudier les différences de styles entre différentes </text:span><text:span text:style-name="T15">littératures d'une même langue.</text:span></text:p>
        </text:list-item>
      </text:list>
      <text:p text:style-name="P4"/>
      <text:h text:style-name="P17" text:outline-level="1">Hashage</text:h>
      <text:p text:style-name="P7"/>
      <text:p text:style-name="P1"><text:span text:style-name="T1"><text:tab/>Nous avons choisi d'utiliser la bibliothèque lookup3.c de Robert Jenkin. De nombreux sites (Wikipedia, StackOverflow...) l</text:span><text:span text:style-name="T12">a</text:span><text:span text:style-name="T1"> donnent </text:span><text:span text:style-name="T2">en</text:span><text:span text:style-name="T1"> référence (en plus du sujet). Sachant que l'auteur a lui-même consacré beaucoup d'effort </text:span><text:span text:style-name="T2">à</text:span><text:span text:style-name="T1"> chercher des biais, nous n'avons pas implémenté de tests poussés. </text:span><text:span text:style-name="T2">Le test du </text:span><text:span text:style-name="T4">chi</text:span><text:span text:style-name="T2">2, effectué sur le reste des hashs par la division euclidienne par des nombres allant de 100 à 4000, donne des résultats </text:span><text:span text:style-name="T4">identiques à ceux obtenus par </text:span><text:span text:style-name="T5">génération de nombre aléatoires.</text:span></text:p>
      <text:p text:style-name="P1"><text:span text:style-name="T2"><text:tab/></text:span><text:span text:style-name="T3">Pour interfacer la bibliothèque écrite en langage C avec le reste du programme en Java, nous avons naturellement utilisé la JNI (Java Native Interface). Nous bénéficions ainsi de la rapidité du langage C pour la calcul des hashs au détriment de la portabilité de Java, car la bibliothèque partagée exportant la fonction de hashage doit.être recompiléepour chaque environnement. La durée nécessaire à un appel à la fonction de hashage est estimé à 0,5us sur un netbook, ce qui nous parraît correct pour une utilisation en production sur un serveur.</text:span></text:p>
      <text:p text:style-name="P8"/>
      <text:h text:style-name="P18" text:outline-level="1">Comptage approché</text:h>
      <text:p text:style-name="P9"/>
      <text:p text:style-name="P9"><text:tab/>Le sujet propose d'implémenter l'algorithme HyperLogLog de F<text:span text:style-name="T13">l</text:span>ajolet et alii pour compter de manière approchée et avec une complexité en espace constance le nombre d'élément différents d'un multi-ensemble.</text:p>
      <text:p text:style-name="Text_20_body"><text:soft-page-break/><text:span text:style-name="T3"><text:tab/></text:span><text:span text:style-name="T7">Nous obtenons les estimations suivantes </text:span><text:span text:style-name="T9">pour les oeuvres de Shakespeare, </text:span><text:span text:style-name="T7">en fonction du paramètre b </text:span><text:span text:style-name="T8">(pour un nombre exact de mot égal à 229</text:span><text:span text:style-name="T9">29)</text:span><text:span text:style-name="T7">:</text:span></text:p>
      <table:table table:name="Table2" table:style-name="Table2">
        <table:table-column table:style-name="Table2.A"/>
        <table:table-column table:style-name="Table2.B"/>
        <table:table-column table:style-name="Table2.C"/>
        <table:table-column table:style-name="Table2.B"/>
        <table:table-column table:style-name="Table2.E"/>
        <table:table-column table:style-name="Table2.F"/>
        <table:table-column table:style-name="Table2.G"/>
        <table:table-column table:style-name="Table2.H"/>
        <table:table-column table:style-name="Table2.I" table:number-columns-repeated="2"/>
        <table:table-column table:style-name="Table2.K"/>
        <table:table-column table:style-name="Table2.I" table:number-columns-repeated="2"/>
        <table:table-column table:style-name="Table2.N"/>
        <table:table-row>
          <table:table-cell table:style-name="Table2.A1" office:value-type="string">
            <text:p text:style-name="P10">b</text:p>
          </table:table-cell>
          <table:table-cell table:style-name="Table2.A1" office:value-type="string">
            <text:p text:style-name="P10">4</text:p>
          </table:table-cell>
          <table:table-cell table:style-name="Table2.A1" office:value-type="string">
            <text:p text:style-name="P10">5</text:p>
          </table:table-cell>
          <table:table-cell table:style-name="Table2.A1" office:value-type="string">
            <text:p text:style-name="P10">6</text:p>
          </table:table-cell>
          <table:table-cell table:style-name="Table2.A1" office:value-type="string">
            <text:p text:style-name="P10">7</text:p>
          </table:table-cell>
          <table:table-cell table:style-name="Table2.A1" office:value-type="string">
            <text:p text:style-name="P10">8</text:p>
          </table:table-cell>
          <table:table-cell table:style-name="Table2.A1" office:value-type="string">
            <text:p text:style-name="P10">9</text:p>
          </table:table-cell>
          <table:table-cell table:style-name="Table2.A1" office:value-type="string">
            <text:p text:style-name="P10">10</text:p>
          </table:table-cell>
          <table:table-cell table:style-name="Table2.A1" office:value-type="string">
            <text:p text:style-name="P10">11</text:p>
          </table:table-cell>
          <table:table-cell table:style-name="Table2.A1" office:value-type="string">
            <text:p text:style-name="P10">12</text:p>
          </table:table-cell>
          <table:table-cell table:style-name="Table2.A1" office:value-type="string">
            <text:p text:style-name="P10">13</text:p>
          </table:table-cell>
          <table:table-cell table:style-name="Table2.A1" office:value-type="string">
            <text:p text:style-name="P10">14</text:p>
          </table:table-cell>
          <table:table-cell table:style-name="Table2.A1" office:value-type="string">
            <text:p text:style-name="P10">15</text:p>
          </table:table-cell>
          <table:table-cell table:style-name="Table2.N1" office:value-type="string">
            <text:p text:style-name="P11">16</text:p>
          </table:table-cell>
        </table:table-row>
        <table:table-row>
          <table:table-cell table:style-name="Table2.A2" office:value-type="string">
            <text:p text:style-name="P11">n</text:p>
          </table:table-cell>
          <table:table-cell table:style-name="Table2.A2" office:value-type="string">
            <text:p text:style-name="P12">39069</text:p>
          </table:table-cell>
          <table:table-cell table:style-name="Table2.A2" office:value-type="string">
            <text:p text:style-name="P2">31038</text:p>
          </table:table-cell>
          <table:table-cell table:style-name="Table2.A2" office:value-type="string">
            <text:p text:style-name="P2">26584</text:p>
          </table:table-cell>
          <table:table-cell table:style-name="Table2.A2" office:value-type="string">
            <text:p text:style-name="P2">28354</text:p>
          </table:table-cell>
          <table:table-cell table:style-name="Table2.A2" office:value-type="string">
            <text:p text:style-name="P2">27503</text:p>
          </table:table-cell>
          <table:table-cell table:style-name="Table2.A2" office:value-type="string">
            <text:p text:style-name="P2">25904</text:p>
          </table:table-cell>
          <table:table-cell table:style-name="Table2.A2" office:value-type="string">
            <text:p text:style-name="P2">24463</text:p>
          </table:table-cell>
          <table:table-cell table:style-name="Table2.A2" office:value-type="string">
            <text:p text:style-name="P2">23650</text:p>
          </table:table-cell>
          <table:table-cell table:style-name="Table2.A2" office:value-type="string">
            <text:p text:style-name="P2">23755</text:p>
          </table:table-cell>
          <table:table-cell table:style-name="Table2.A2" office:value-type="string">
            <text:p text:style-name="P2">30447</text:p>
          </table:table-cell>
          <table:table-cell table:style-name="Table2.A2" office:value-type="string">
            <text:p text:style-name="P2">58889</text:p>
          </table:table-cell>
          <table:table-cell table:style-name="Table2.A2" office:value-type="string">
            <text:p text:style-name="P2">156710</text:p>
          </table:table-cell>
          <table:table-cell table:style-name="Table2.N2" office:value-type="string">
            <text:p text:style-name="P13">506161</text:p>
          </table:table-cell>
        </table:table-row>
      </table:table>
      <text:p text:style-name="P14"/>
      <text:p text:style-name="Text_20_body"><text:span text:style-name="T5"><text:tab/></text:span><text:span text:style-name="T6">La meilleure approximation s'obtient pour b=11 (erreur=3%). En dessous, les résultats sont imprecis car le nombre de groupes est trop faible. Au dessus, des groupes se retrouvent vides, ce qui fait diverger le résultat. En effet, la précision de l'algorithme repose sur l'hypothèse que le nombre de groupes est bie</text:span><text:span text:style-name="T13">n</text:span><text:span text:style-name="T6"> plus petit que le nombre d'éléments comptabilisés. </text:span><text:span text:style-name="T11">Nous en concluons que le choix de b doit être adapté à la taille des données étudiées. </text:span><text:span text:style-name="T13">Conformément à la littérature sur le sujet, nous avons modifié la fonction hyperLogLog pour retourner une erreur si un groupe est vide à la fin de la passe sur les données. Dans le cas où l'on peut s'autoriser plusieurs passes sur les données, la procédure à suivre <text:s/>pour obtenir la meilleur</text:span><text:span text:style-name="T14">e</text:span><text:span text:style-name="T13"> approximation est d'incrémenter b jusqu'à provoquer une erreur. </text:span><text:span text:style-name="T14">On obtient bien bmax=11 pour des données contenant 20.000 élements différents </text:span><text:span text:style-name="T15">(Shakespeare : erreur=3%, Molière : erreur = 1%)</text:span><text:span text:style-name="T14">, et <text:s/></text:span><text:span text:style-name="T15">bmax=13 pour fravia (100.000 mots différents, erreur=1%).</text:span></text:p>
      <text:p text:style-name="Text_20_body"><text:span text:style-name="T6"><text:tab/>Pour obtenir le décompte exact des mots différents, nous avons implémenté un algorithme de tri dichotomique prédict</text:span><text:span text:style-name="T15">i</text:span><text:span text:style-name="T6">f de complexité quasi-linéaire [R Sedgewick, Algorithm</text:span><text:span text:style-name="T15">s </text:span><text:span text:style-name="T6">in C]. Il prend 4;5s pour s'exécuter sur les oeuvres complètes de Shakespeare, à comparer avec le léger gain de temps pour l'algorithme approché (2,7s). Bien-sûr, l'</text:span><text:span text:style-name="T10">algorithme exact </text:span><text:span text:style-name="T15">tire son avantage non de son temps d'execution mais de sa capacité à s'executer en complexité spaciale constante, ce qui permet de traiter des données de taille supérieure à la mémoire disponible</text:span><text:span text:style-name="T10">.</text:span></text:p>
      <text:p text:style-name="P15"/>
      <text:h text:style-name="P19" text:outline-level="1">Similarités</text:h>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Monospace" svg:font-family="Monospace"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chel </meta:initial-creator>
    <meta:creation-date>2013-05-29T23:45:52</meta:creation-date>
    <dc:date>2013-05-31T00:28:18</dc:date>
    <dc:creator>michel </dc:creator>
    <meta:editing-duration>PT3H16M45S</meta:editing-duration>
    <meta:editing-cycles>4</meta:editing-cycles>
    <meta:generator>LibreOffice/3.6$Linux_x86 LibreOffice_project/360m1$Build-2</meta:generator>
    <meta:document-statistic meta:table-count="1" meta:image-count="0" meta:object-count="0" meta:page-count="2" meta:paragraph-count="50" meta:word-count="655" meta:character-count="4093" meta:non-whitespace-character-count="3482"/>
  </office:meta>
</office:document-meta>
</file>